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480000003F5106121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Times New Roman" fo:font-style="normal" style:font-style-asian="normal" style:font-style-complex="normal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Times New Roman" fo:font-style="normal" style:font-style-asian="normal" style:font-style-complex="normal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Times New Roman" fo:font-style="normal" style:font-style-asian="normal" style:font-style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style:font-weight-asian="bold"/>
    </style:style>
    <style:style style:name="T6" style:family="text">
      <style:text-properties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3324*" fo:start-indent="0in" fo:end-indent="0in"/>
          <style:column style:rel-width="3324*" fo:start-indent="0in" fo:end-indent="0in"/>
          <style:column style:rel-width="3324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ignmentnumb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number" office:value-type="float" office:value="5" style:data-style-name="N0">5</text:variable-set>: Introduction to Gases</text:p>
      <text:p text:style-name="P2"><text:span text:style-name="T2">Demonstrations:</text:span></text:p>
      <text:p text:style-name="P2">1. In the first demonstration, Sodium Bicarbonate (NaHCO<text:span text:style-name="T4">3</text:span>) and Acetic Acid (HC<text:span text:style-name="T4">2</text:span>H<text:span text:style-name="T4">3</text:span>O<text:span text:style-name="T4">2</text:span>) are mixed together. <text:s/>Write a balanced chemical equation for this reaction. <text:s/></text:p>
      <text:p text:style-name="P2"/>
      <text:p text:style-name="P2"/>
      <text:p text:style-name="P2"/>
      <text:p text:style-name="P2"/>
      <text:p text:style-name="P2"/>
      <text:p text:style-name="P2">2. The gas that is produced is "poured" into a beaker containing a burning candle. <text:s/>What happens?</text:p>
      <text:p text:style-name="P2"/>
      <text:p text:style-name="P2"/>
      <text:p text:style-name="P2"/>
      <text:p text:style-name="P2"/>
      <text:p text:style-name="P2"/>
      <text:p text:style-name="P2"/>
      <text:p text:style-name="P2">3. Based on the above demonstration, does this gas have mass? <text:s/>If so, how could you find out what its mass is. </text:p>
      <text:p text:style-name="P2"/>
      <text:p text:style-name="P2"/>
      <text:p text:style-name="P2"/>
      <text:p text:style-name="P2"/>
      <text:p text:style-name="P2"/>
      <text:p text:style-name="P2">4. In the second demonstration, Hydrochloric (HCl) acid is allowed to react with Zinc, producing Zinc (II) Chloride and hydrogen gas. <text:s/>Write a chemical equation for this reaction.</text:p>
      <text:p text:style-name="P2"/>
      <text:p text:style-name="P2"/>
      <text:p text:style-name="P2"/>
      <text:p text:style-name="P2"/>
      <text:p text:style-name="P2"/>
      <text:p text:style-name="P2">5. The Hydrogen Gas is trapped in a balloon. <text:s/>When fully inflated (and trimmed if necessary), what happens to the gas? <text:s/></text:p>
      <text:p text:style-name="P2"/>
      <text:p text:style-name="P2"/>
      <text:p text:style-name="P2"/>
      <text:p text:style-name="P2"/>
      <text:p text:style-name="P2"/>
      <text:p text:style-name="P2">6. Based on the above demonstration, does this gas have mass? <text:s/>If so, how could you measure the mass of this gas? <text:s/>Should you change your answer from question #3? <text:s/>Why or why not?</text:p>
      <text:p text:style-name="P2"/>
      <text:p text:style-name="P2"/>
      <text:p text:style-name="P2"/>
      <text:p text:style-name="P2"/>
      <text:p text:style-name="P2"/>
      <text:p text:style-name="P4"><text:span text:style-name="T2"/></text:p>
      <text:p text:style-name="P5"><text:soft-page-break/><text:span text:style-name="T2">Lab Portion : </text:span>*<text:span text:style-name="T2">Safety Note: Never leave a burning candle unattended. <text:s/>Never turn your back to a burning candle. <text:s/>Be sure to tie long hair back and roll up long sleeves.</text:span></text:p>
      <text:p text:style-name="P5"/>
      <text:p text:style-name="P6">Materials</text:p>
      <text:section text:style-name="Sect1" text:name="Section1">
        <text:p text:style-name="P6">1 Tea Candle</text:p>
        <text:p text:style-name="P6">4 inches Galvanized wire.</text:p>
        <text:p text:style-name="P6">1 Beaker</text:p>
        <text:p text:style-name="P6">1 Watch Glass</text:p>
        <text:p text:style-name="P6">25 mL 6% Hydrogen Peroxide</text:p>
        <text:p text:style-name="P6">1 g Potassium Permanganate.</text:p>
      </text:section>
      <text:p text:style-name="P6"/>
      <text:p text:style-name="P6">7. Have your instructor light the candle. <text:s/>Allow it to burn for about 30 seconds. <text:s/>Draw a diagram of the candle. <text:s/>Label all the phases of matter that are present. <text:s/></text:p>
      <text:p text:style-name="P6"/>
      <text:p text:style-name="P6"/>
      <text:p text:style-name="P6"/>
      <text:p text:style-name="P6"/>
      <text:p text:style-name="P6"/>
      <text:p text:style-name="P6">8. Pass a watch glass through the flame. <text:s/>Take about 2 seconds to pass it through. <text:s/>(Do not let the watch glass overheat.) <text:s/>What do you see on the watch glass? <text:s/>What is this made of?</text:p>
      <text:p text:style-name="P6"/>
      <text:p text:style-name="P6"/>
      <text:p text:style-name="P6"/>
      <text:p text:style-name="P6"/>
      <text:p text:style-name="P6"/>
      <text:p text:style-name="P6">9. Hold the tip of a piece of wire in the flame. <text:s/>After the wire heats up, it will begin to glow. <text:s/>The hotter the flame is, the brighter it will glow. <text:s/>Use this to make a "map" of flame temperatures. <text:s/>Where is the flame hottest? <text:s/>Where is the flame coldest?</text:p>
      <text:p text:style-name="P6"/>
      <text:p text:style-name="P6"/>
      <text:p text:style-name="P6"/>
      <text:p text:style-name="P6"/>
      <text:p text:style-name="P6"/>
      <text:p text:style-name="P6">10. <text:s/>Blow your candle out. <text:s/>Place the candle in a beaker. <text:s/>Add 25 mL of 6% hydrogen peroxide to the beaker. <text:s/>Have your instructor re-light your candle. <text:s/>Add the potassium permanganate to the hydrogen peroxide. <text:s/>What do you see? <text:s/>What gas is released?</text:p>
      <text:p text:style-name="P6"/>
      <text:p text:style-name="P6"/>
      <text:p text:style-name="P6"/>
      <text:p text:style-name="P6"/>
      <text:p text:style-name="P6"/>
      <text:p text:style-name="P6"/>
      <text:p text:style-name="P6">11. When the reaction has finished, carefully blow out the candle and remove it from the beaker. <text:s/>Clean all equipment. <text:s/>You may need to use soap to remove the residue from the watch glass. <text:s/></text:p>
      <text:p text:style-name="P6"/>
      <text:p text:style-name="P6"/>
      <text:p text:style-name="P6"/>
      <text:p text:style-name="P6"/>
      <text:p text:style-name="P6">If you finish early: When you blew out your candle, you likely saw a Grey smoke rising into the air. <text:s/>The smoke is made out of wax vapors. <text:s/>If wax is denser than air, why did this "smoke" rise?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Paragraph" style:family="paragraph" style:next-style-name="Standard">
      <style:paragraph-properties fo:margin-left="0in" fo:margin-right="0in" fo:text-indent="0.2917in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Indent" style:family="paragraph" style:next-style-name="Standard">
      <style:paragraph-properties fo:margin-left="1.5in" fo:margin-right="0in" fo:text-indent="1.5in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874in" fo:margin-left="0.7874in" fo:margin-right="0.7874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2709in" svg:y="-0.2291in" svg:width="0.7563in" svg:height="0.6118in" draw:z-index="1"><draw:image xlink:href="Pictures/10000201000000480000003F51061214.png" xlink:type="simple" xlink:show="embed" xlink:actuate="onLoad"/></draw:frame> <text:s text:c="10"/><text:span text:style-name="MT1">Name</text:span>:<text:tab/><text:tab/><text:date style:data-style-name="N37" text:date-value="2009-02-01T16:39:11.52">02/01/09</text:date></text:p>
      </style:header>
      <style:footer>
        <text:p text:style-name="Footer">3<text:span text:style-name="MT2">rd</text:span> 9 Weeks<text:tab/><text:page-number text:select-page="current">1</text:page-number>/<text:page-count>2</text:page-count><text:tab/>Assignment <text:variable-get text:name="assignmentnumber" office:value-type="float" style:data-style-name="N0">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9-02-01T07:56:21.06</meta:creation-date>
    <meta:editing-cycles>8</meta:editing-cycles>
    <meta:editing-duration>PT08H39M36S</meta:editing-duration>
    <meta:initial-creator>Jonas Williamson</meta:initial-creator>
    <dc:date>2009-02-01T16:39:11.45</dc:date>
    <dc:creator>Jonas Williamson</dc:creator>
    <meta:document-statistic meta:table-count="0" meta:image-count="1" meta:object-count="0" meta:page-count="2" meta:paragraph-count="24" meta:word-count="445" meta:character-count="2478"/>
    <meta:user-defined meta:name="Info 1"/>
    <meta:user-defined meta:name="Info 2"/>
    <meta:user-defined meta:name="Info 3"/>
    <meta:user-defined meta:name="Info 4"/>
  </office:meta>
</office:document-meta>
</file>